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14217670874" calcext:value-type="float">
            <text:p>99,71</text:p>
          </table:table-cell>
          <table:table-cell table:style-name="ce3" table:formula="of:=([.F2]/12597)*100" office:value-type="float" office:value="0.285782329125982" calcext:value-type="float">
            <text:p>0,29</text:p>
          </table:table-cell>
          <table:table-cell/>
          <table:table-cell table:style-name="ce4" table:formula="of:=[.E18]+[.H18]" office:value-type="float" office:value="12561" calcext:value-type="float">
            <text:p>12561</text:p>
          </table:table-cell>
          <table:table-cell table:formula="of:=12597-[.E2]" office:value-type="float" office:value="36" calcext:value-type="float">
            <text:p>36</text:p>
          </table:table-cell>
          <table:table-cell office:value-type="float" office:value="0.0165610313416" calcext:value-type="float">
            <text:p>0,0165610313</text:p>
          </table:table-cell>
          <table:table-cell office:value-type="float" office:value="25.8164470196" calcext:value-type="float">
            <text:p>25,8164470196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824640787489" calcext:value-type="float">
            <text:p>99,68</text:p>
          </table:table-cell>
          <table:table-cell table:style-name="ce3" table:formula="of:=([.F3]/12597)*100" office:value-type="float" office:value="0.317535921251092" calcext:value-type="float">
            <text:p>0,32</text:p>
          </table:table-cell>
          <table:table-cell/>
          <table:table-cell table:style-name="ce4" table:formula="of:=[.E19]+[.H19]" office:value-type="float" office:value="12557" calcext:value-type="float">
            <text:p>12557</text:p>
          </table:table-cell>
          <table:table-cell table:formula="of:=12597-[.E3]" office:value-type="float" office:value="40" calcext:value-type="float">
            <text:p>40</text:p>
          </table:table-cell>
          <table:table-cell office:value-type="float" office:value="0.0178158283234" calcext:value-type="float">
            <text:p>0,0178158283</text:p>
          </table:table-cell>
          <table:table-cell office:value-type="float" office:value="25.3288290501" calcext:value-type="float">
            <text:p>25,3288290501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665872826864" calcext:value-type="float">
            <text:p>99,67</text:p>
          </table:table-cell>
          <table:table-cell table:style-name="ce3" table:formula="of:=([.F4]/12597)*100" office:value-type="float" office:value="0.333412717313646" calcext:value-type="float">
            <text:p>0,33</text:p>
          </table:table-cell>
          <table:table-cell/>
          <table:table-cell table:style-name="ce4" table:formula="of:=[.E20]+[.H20]" office:value-type="float" office:value="12555" calcext:value-type="float">
            <text:p>12555</text:p>
          </table:table-cell>
          <table:table-cell table:formula="of:=12597-[.E4]" office:value-type="float" office:value="42" calcext:value-type="float">
            <text:p>42</text:p>
          </table:table-cell>
          <table:table-cell office:value-type="float" office:value="0.0164878368378" calcext:value-type="float">
            <text:p>0,0164878368</text:p>
          </table:table-cell>
          <table:table-cell office:value-type="float" office:value="25.3360979557" calcext:value-type="float">
            <text:p>25,336097955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586488846551" calcext:value-type="float">
            <text:p>99,66</text:p>
          </table:table-cell>
          <table:table-cell table:style-name="ce3" table:formula="of:=([.F5]/12597)*100" office:value-type="float" office:value="0.341351115344923" calcext:value-type="float">
            <text:p>0,34</text:p>
          </table:table-cell>
          <table:table-cell/>
          <table:table-cell table:style-name="ce4" table:formula="of:=[.E21]+[.H21]" office:value-type="float" office:value="12554" calcext:value-type="float">
            <text:p>12554</text:p>
          </table:table-cell>
          <table:table-cell table:formula="of:=12597-[.E5]" office:value-type="float" office:value="43" calcext:value-type="float">
            <text:p>43</text:p>
          </table:table-cell>
          <table:table-cell office:value-type="float" office:value="0.016410112381" calcext:value-type="float">
            <text:p>0,0164101124</text:p>
          </table:table-cell>
          <table:table-cell office:value-type="float" office:value="25.2867050171" calcext:value-type="float">
            <text:p>25,286705017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665872826864" calcext:value-type="float">
            <text:p>99,67</text:p>
          </table:table-cell>
          <table:table-cell table:style-name="ce3" table:formula="of:=([.F6]/12597)*100" office:value-type="float" office:value="0.333412717313646" calcext:value-type="float">
            <text:p>0,33</text:p>
          </table:table-cell>
          <table:table-cell/>
          <table:table-cell table:style-name="ce4" table:formula="of:=[.E22]+[.H22]" office:value-type="float" office:value="12555" calcext:value-type="float">
            <text:p>12555</text:p>
          </table:table-cell>
          <table:table-cell table:formula="of:=12597-[.E6]" office:value-type="float" office:value="42" calcext:value-type="float">
            <text:p>42</text:p>
          </table:table-cell>
          <table:table-cell office:value-type="float" office:value="0.0165948867798" calcext:value-type="float">
            <text:p>0,0165948868</text:p>
          </table:table-cell>
          <table:table-cell office:value-type="float" office:value="25.3125178814" calcext:value-type="float">
            <text:p>25,312517881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221560689053" calcext:value-type="float">
            <text:p>99,72</text:p>
          </table:table-cell>
          <table:table-cell table:style-name="ce3" table:formula="of:=([.F7]/12597)*100" office:value-type="float" office:value="0.277843931094705" calcext:value-type="float">
            <text:p>0,28</text:p>
          </table:table-cell>
          <table:table-cell/>
          <table:table-cell table:style-name="ce4" table:formula="of:=[.E23]+[.H23]" office:value-type="float" office:value="12562" calcext:value-type="float">
            <text:p>12562</text:p>
          </table:table-cell>
          <table:table-cell table:formula="of:=12597-[.E7]" office:value-type="float" office:value="35" calcext:value-type="float">
            <text:p>35</text:p>
          </table:table-cell>
          <table:table-cell office:value-type="float" office:value="0.0159559249878" calcext:value-type="float">
            <text:p>0,015955925</text:p>
          </table:table-cell>
          <table:table-cell office:value-type="float" office:value="25.3240821362" calcext:value-type="float">
            <text:p>25,324082136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665872826864" calcext:value-type="float">
            <text:p>99,67</text:p>
          </table:table-cell>
          <table:table-cell table:style-name="ce3" table:formula="of:=([.F8]/12597)*100" office:value-type="float" office:value="0.333412717313646" calcext:value-type="float">
            <text:p>0,33</text:p>
          </table:table-cell>
          <table:table-cell/>
          <table:table-cell table:style-name="ce4" table:formula="of:=[.E24]+[.H24]" office:value-type="float" office:value="12555" calcext:value-type="float">
            <text:p>12555</text:p>
          </table:table-cell>
          <table:table-cell table:formula="of:=12597-[.E8]" office:value-type="float" office:value="42" calcext:value-type="float">
            <text:p>42</text:p>
          </table:table-cell>
          <table:table-cell office:value-type="float" office:value="0.0161788463593" calcext:value-type="float">
            <text:p>0,0161788464</text:p>
          </table:table-cell>
          <table:table-cell office:value-type="float" office:value="25.322884798" calcext:value-type="float">
            <text:p>25,32288479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904024767802" calcext:value-type="float">
            <text:p>99,69</text:p>
          </table:table-cell>
          <table:table-cell table:style-name="ce3" table:formula="of:=([.F9]/12597)*100" office:value-type="float" office:value="0.309597523219814" calcext:value-type="float">
            <text:p>0,31</text:p>
          </table:table-cell>
          <table:table-cell/>
          <table:table-cell table:style-name="ce4" table:formula="of:=[.E25]+[.H25]" office:value-type="float" office:value="12558" calcext:value-type="float">
            <text:p>12558</text:p>
          </table:table-cell>
          <table:table-cell table:formula="of:=12597-[.E9]" office:value-type="float" office:value="39" calcext:value-type="float">
            <text:p>39</text:p>
          </table:table-cell>
          <table:table-cell office:value-type="float" office:value="0.0165581703186" calcext:value-type="float">
            <text:p>0,0165581703</text:p>
          </table:table-cell>
          <table:table-cell office:value-type="float" office:value="25.3140468597" calcext:value-type="float">
            <text:p>25,314046859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380328649679" calcext:value-type="float">
            <text:p>99,74</text:p>
          </table:table-cell>
          <table:table-cell table:style-name="ce3" table:formula="of:=([.F10]/12597)*100" office:value-type="float" office:value="0.26196713503215" calcext:value-type="float">
            <text:p>0,26</text:p>
          </table:table-cell>
          <table:table-cell/>
          <table:table-cell table:style-name="ce4" table:formula="of:=[.E26]+[.H26]" office:value-type="float" office:value="12564" calcext:value-type="float">
            <text:p>12564</text:p>
          </table:table-cell>
          <table:table-cell table:formula="of:=12597-[.E10]" office:value-type="float" office:value="33" calcext:value-type="float">
            <text:p>33</text:p>
          </table:table-cell>
          <table:table-cell office:value-type="float" office:value="0.0165169239044" calcext:value-type="float">
            <text:p>0,0165169239</text:p>
          </table:table-cell>
          <table:table-cell office:value-type="float" office:value="25.25466609" calcext:value-type="float">
            <text:p>25,2546660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824640787489" calcext:value-type="float">
            <text:p>99,68</text:p>
          </table:table-cell>
          <table:table-cell table:style-name="ce3" table:formula="of:=([.F11]/12597)*100" office:value-type="float" office:value="0.317535921251092" calcext:value-type="float">
            <text:p>0,32</text:p>
          </table:table-cell>
          <table:table-cell/>
          <table:table-cell table:style-name="ce4" table:formula="of:=[.E27]+[.H27]" office:value-type="float" office:value="12557" calcext:value-type="float">
            <text:p>12557</text:p>
          </table:table-cell>
          <table:table-cell table:formula="of:=12597-[.E11]" office:value-type="float" office:value="40" calcext:value-type="float">
            <text:p>40</text:p>
          </table:table-cell>
          <table:table-cell office:value-type="float" office:value="0.0165338516235" calcext:value-type="float">
            <text:p>0,0165338516</text:p>
          </table:table-cell>
          <table:table-cell office:value-type="float" office:value="25.2787079811" calcext:value-type="float">
            <text:p>25,278707981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888147971739" calcext:value-type="float">
            <text:p>99,6888147972</text:p>
          </table:table-cell>
          <table:table-cell table:formula="of:=AVERAGE([.C2:.C11])" office:value-type="float" office:value="0.31118520282607" calcext:value-type="float">
            <text:p>0,3111852028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7.8" calcext:value-type="float">
            <text:p>12557,8</text:p>
          </table:table-cell>
          <table:table-cell table:formula="of:=AVERAGE([.F2:.F11])" office:value-type="float" office:value="39.2" calcext:value-type="float">
            <text:p>39,2</text:p>
          </table:table-cell>
          <table:table-cell table:formula="of:=SUM([.G2:.G11])/10" office:value-type="float" office:value="0.01656134128572" calcext:value-type="float">
            <text:p>0,0165613413</text:p>
          </table:table-cell>
          <table:table-cell table:formula="of:=SUM([.H2:.H11])/10" office:value-type="float" office:value="25.35749847889" calcext:value-type="float">
            <text:p>25,3574984789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2" calcext:value-type="float">
            <text:p>5843,2</text:p>
          </table:table-cell>
          <table:table-cell table:formula="of:=AVERAGE([.G18:.G27])" office:value-type="float" office:value="19.5" calcext:value-type="float">
            <text:p>19,5</text:p>
          </table:table-cell>
          <table:table-cell/>
          <table:table-cell office:value-type="float" office:value="5894" calcext:value-type="float">
            <text:p>589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12597-SUM([.E18:.G18])" office:value-type="float" office:value="6667" calcext:value-type="float">
            <text:p>6667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7" calcext:value-type="float">
            <text:p>19,7</text:p>
          </table:table-cell>
          <table:table-cell table:formula="of:=AVERAGE([.H18:.H27])" office:value-type="float" office:value="6714.6" calcext:value-type="float">
            <text:p>6714,6</text:p>
          </table:table-cell>
          <table:table-cell/>
          <table:table-cell office:value-type="float" office:value="5872" calcext:value-type="float">
            <text:p>587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12597-SUM([.E19:.G19])" office:value-type="float" office:value="6685" calcext:value-type="float">
            <text:p>6685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2" calcext:value-type="float">
            <text:p>582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formula="of:=12597-SUM([.E20:.G20])" office:value-type="float" office:value="6733" calcext:value-type="float">
            <text:p>673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2" calcext:value-type="float">
            <text:p>5843,2</text:p>
          </table:table-cell>
          <table:table-cell table:number-columns-repeated="2"/>
          <table:table-cell office:value-type="float" office:value="5757" calcext:value-type="float">
            <text:p>5757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formula="of:=12597-SUM([.E21:.G21])" office:value-type="float" office:value="6797" calcext:value-type="float">
            <text:p>679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7" calcext:value-type="float">
            <text:p>19,7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12597-SUM([.E22:.G22])" office:value-type="float" office:value="6678" calcext:value-type="float">
            <text:p>667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5" calcext:value-type="float">
            <text:p>19,5</text:p>
          </table:table-cell>
          <table:table-cell table:number-columns-repeated="2"/>
          <table:table-cell office:value-type="float" office:value="5829" calcext:value-type="float">
            <text:p>582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formula="of:=12597-SUM([.E23:.G23])" office:value-type="float" office:value="6733" calcext:value-type="float">
            <text:p>673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6" calcext:value-type="float">
            <text:p>6714,6</text:p>
          </table:table-cell>
          <table:table-cell table:number-columns-repeated="2"/>
          <table:table-cell office:value-type="float" office:value="5871" calcext:value-type="float">
            <text:p>587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12597-SUM([.E24:.G24])" office:value-type="float" office:value="6684" calcext:value-type="float">
            <text:p>668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42" calcext:value-type="float">
            <text:p>584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12597-SUM([.E25:.G25])" office:value-type="float" office:value="6716" calcext:value-type="float">
            <text:p>671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1" calcext:value-type="float">
            <text:p>586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12597-SUM([.E26:.G26])" office:value-type="float" office:value="6703" calcext:value-type="float">
            <text:p>670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7" calcext:value-type="float">
            <text:p>580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12597-SUM([.E27:.G27])" office:value-type="float" office:value="6750" calcext:value-type="float">
            <text:p>675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888147971739" calcext:value-type="float">
            <text:p>0,996888148</text:p>
          </table:table-cell>
          <table:table-cell table:number-columns-repeated="2"/>
          <table:table-cell table:formula="of:=SUM([.E18:.E27])/10" office:value-type="float" office:value="5843.2" calcext:value-type="float">
            <text:p>5843,2</text:p>
          </table:table-cell>
          <table:table-cell table:formula="of:=SUM([.F18:.F27])/10" office:value-type="float" office:value="19.7" calcext:value-type="float">
            <text:p>19,7</text:p>
          </table:table-cell>
          <table:table-cell table:formula="of:=SUM([.G18:.G27])/10" office:value-type="float" office:value="19.5" calcext:value-type="float">
            <text:p>19,5</text:p>
          </table:table-cell>
          <table:table-cell table:formula="of:=SUM([.H18:.H27])/10" office:value-type="float" office:value="6714.6" calcext:value-type="float">
            <text:p>6714,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1118520282607" calcext:value-type="float">
            <text:p>0,0031118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673887457997" calcext:value-type="float">
            <text:p>0,9966738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74677397799" calcext:value-type="float">
            <text:p>0,997074677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3:31:35.15943553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11S</meta:editing-duration>
    <meta:editing-cycles>6</meta:editing-cycles>
    <meta:generator>LibreOffice/5.1.6.2$Linux_X86_64 LibreOffice_project/10m0$Build-2</meta:generator>
    <dc:date>2018-01-20T13:32:19.166866499</dc:date>
    <meta:document-statistic meta:table-count="1" meta:cell-count="167" meta:object-count="0"/>
  </office:meta>
</office:document-meta>
</file>